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cee18" officeooo:paragraph-rsid="001cee18" style:font-size-asian="20pt" style:font-size-complex="20pt"/>
    </style:style>
    <style:style style:name="P2" style:family="paragraph" style:parent-style-name="Standard">
      <style:text-properties fo:font-size="20pt" officeooo:rsid="0022de96" officeooo:paragraph-rsid="0022de96" style:font-size-asian="20pt" style:font-size-complex="20pt"/>
    </style:style>
    <style:style style:name="P3" style:family="paragraph" style:parent-style-name="Standard">
      <style:text-properties fo:font-size="20pt" fo:font-style="normal" fo:font-weight="normal" officeooo:rsid="001cee18" officeooo:paragraph-rsid="001cee18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1) Explain why the size of the Hypothesis space in the <text:span text:style-name="T1">EnjoySport </text:span><text:span text:style-name="T2">learning task is 973. How would the number of possible instances and hypotheses increase with the addition of the attribute </text:span><text:span text:style-name="T1">WaterCurrent</text:span><text:span text:style-name="T2"> , which may take on the values “Light, Moderate, or Strong”?<text:line-break/>More generally, how does the number of possible instances and hypotheses grow with the addition of a new attribute ‘A’ that may take on ‘k’ possible values?</text:span></text:p>
      <text:p text:style-name="P3"/>
      <text:p text:style-name="P3"/>
      <text:p text:style-name="P1"/>
      <text:p text:style-name="P1"/>
      <text:p text:style-name="P1"/>
      <text:p text:style-name="P1"/>
      <text:p text:style-name="P1">2) Consider the instance space consisting of integer points in the x, y plane and the set of hypotheses H consisting of rectangles. More precisely, hypotheses are of the form a &lt;= x &lt;= b, c &lt;= y &lt;= d, where a, b, c and d can be any integers.</text:p>
      <text:p text:style-name="P1"/>
      <text:p text:style-name="P1"/>
      <text:p text:style-name="P1">Identify the most specific and most general hypothesis consistent with the data displayed in the graph.</text:p>
      <text:p text:style-name="P1">Note that they do not have to be unique.</text:p>
      <text:p text:style-name="P1"/>
      <text:p text:style-name="P1"/>
      <text:p text:style-name="P2">Page 48.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3) Consider a concept learning problem in which each instance is a real number, and in which each hypothesis is an interval over the reals. More preciesly, each hypothesis in the hypothesis space H is of the form a &lt; x &lt; b where a and b are any real constants and x refers to the instance. For example, the hypothesis 4.5 &lt; x &lt; 6.1 classifies instances between 4.5 and 6.1 as positive, and all others as negative.</text:p>
      <text:p text:style-name="P1">Explain informally why there cannot be a maximally specific consistant hypothesis for any set of positive training examples. Suggest a modification to the hypothesis representation so that there will be.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4:12:23.191694114</meta:creation-date>
    <dc:date>2018-04-30T14:52:17.211871434</dc:date>
    <meta:editing-duration>PT23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7" meta:word-count="257" meta:character-count="1430" meta:non-whitespace-character-count="1178"/>
  </office:meta>
</office:document-meta>
</file>